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2.9091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SP32 Pin #</text:p>
          </table:table-cell>
          <table:table-cell office:value-type="string" calcext:value-type="string">
            <text:p>ESP32 Label</text:p>
          </table:table-cell>
          <table:table-cell office:value-type="string" calcext:value-type="string">
            <text:p>GPIO #</text:p>
          </table:table-cell>
          <table:table-cell office:value-type="string" calcext:value-type="string">
            <text:p>Signal on Thing Plus</text:p>
          </table:table-cell>
          <table:table-cell office:value-type="string" calcext:value-type="string">
            <text:p>Pin on Thing Plus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on Desig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/Driver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IO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a xlink:href="mailto:10@J4" xlink:type="simple">10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<text:a xlink:href="mailto:11@J4" xlink:type="simple">11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LCD1514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0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mailto:5@J2" xlink:type="simple">5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2 Input</text:p>
          </table:table-cell>
          <table:table-cell office:value-type="string" calcext:value-type="string">
            <text:p>Button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mailto:4@J2" xlink:type="simple">4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3 Input</text:p>
          </table:table-cell>
          <table:table-cell office:value-type="string" calcext:value-type="string">
            <text:p>Button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mailto:10@J2" xlink:type="simple">10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C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LC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mailto:8@J2" xlink:type="simple">8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ta/Comman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mailto:14@J4" xlink:type="simple">14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wake Switch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mailto:15@J4" xlink:type="simple">1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aring Effec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<text:a xlink:href="mailto:12@J4" xlink:type="simple">12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Input Peripheral Outpu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<text:a xlink:href="mailto:13@J4" xlink:type="simple">13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Output Peripheral Inpu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mailto:16@J4" xlink:type="simple">1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klight Dimming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<text:a xlink:href="mailto:11@J2" xlink:type="simple">11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<text:a xlink:href="mailto:12@J2" xlink:type="simple">12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a xlink:href="mailto:6@J4" xlink:type="simple">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eft Speaker Analog Signal</text:p>
          </table:table-cell>
          <table:table-cell office:value-type="string" calcext:value-type="string">
            <text:p>Left Speak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a xlink:href="mailto:5@J4" xlink:type="simple">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Right Speaker Analog Signal</text:p>
          </table:table-cell>
          <table:table-cell office:value-type="string" calcext:value-type="string">
            <text:p>Right Speak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mailto:6@J2" xlink:type="simple">6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SD Car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mailto:9@J2" xlink:type="simple">9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0 Input</text:p>
          </table:table-cell>
          <table:table-cell office:value-type="string" calcext:value-type="string">
            <text:p>Button 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<text:a xlink:href="mailto:7@J2" xlink:type="simple">7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1 Input</text:p>
          </table:table-cell>
          <table:table-cell office:value-type="string" calcext:value-type="string">
            <text:p>Button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a xlink:href="mailto:7@J4" xlink:type="simple">7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a xlink:href="mailto:9@J4" xlink:type="simple">9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UTTON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4 Input</text:p>
          </table:table-cell>
          <table:table-cell office:value-type="string" calcext:value-type="string">
            <text:p>Button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a xlink:href="mailto:8@J4" xlink:type="simple">8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IP_PU</text:p>
          </table:table-cell>
          <table:table-cell office:value-type="string" calcext:value-type="string">
            <text:p><text:a xlink:href="mailto:1@J4" xlink:type="simple">1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Thing Plu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<text:a xlink:href="mailto:2@J4" xlink:type="simple">2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table:number-columns-repeated="10"/>
        </table:table-row>
      </table:table>
      <table:table table:name="Interrupts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mentary Pushbuttons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LCD15143/SPI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/>
          <table:table-cell office:value-type="string" calcext:value-type="string">
            <text:p>Qwiic/Joystick/FuelGauge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DAC1/DAC2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SleepSwitch</text:p>
          </table:table-cell>
          <table:table-cell office:value-type="string" calcext:value-type="string">
            <text:p>RTCIO</text:p>
          </table:table-cell>
        </table:table-row>
      </table:table>
      <table:named-expressions/>
      <table:database-ranges>
        <table:database-range table:name="__Anonymous_Sheet_DB__0" table:target-range-address="Pins.A1:Pins.J40" table:display-filter-buttons="true">
          <table:filter>
            <table:filter-and>
              <table:filter-condition table:field-number="2" table:value="0" table:operator="=">
                <table:filter-set-item table:value="0"/>
                <table:filter-set-item table:value="1"/>
                <table:filter-set-item table:value="10"/>
                <table:filter-set-item table:value="11"/>
                <table:filter-set-item table:value="12"/>
                <table:filter-set-item table:value="13"/>
                <table:filter-set-item table:value="14"/>
                <table:filter-set-item table:value="15"/>
                <table:filter-set-item table:value="16"/>
                <table:filter-set-item table:value="17"/>
                <table:filter-set-item table:value="18"/>
                <table:filter-set-item table:value="19"/>
                <table:filter-set-item table:value="2"/>
                <table:filter-set-item table:value="21"/>
                <table:filter-set-item table:value="22"/>
                <table:filter-set-item table:value="23"/>
                <table:filter-set-item table:value="25"/>
                <table:filter-set-item table:value="26"/>
                <table:filter-set-item table:value="27"/>
                <table:filter-set-item table:value="3"/>
                <table:filter-set-item table:value="32"/>
                <table:filter-set-item table:value="33"/>
                <table:filter-set-item table:value="34"/>
                <table:filter-set-item table:value="35"/>
                <table:filter-set-item table:value="36"/>
                <table:filter-set-item table:value="39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  <table:filter-condition table:field-number="4" table:value="10@J2" table:operator="=">
                <table:filter-set-item table:value="10@J2"/>
                <table:filter-set-item table:value="10@J4"/>
                <table:filter-set-item table:value="11@J2"/>
                <table:filter-set-item table:value="11@J4"/>
                <table:filter-set-item table:value="12@J2"/>
                <table:filter-set-item table:value="12@J4"/>
                <table:filter-set-item table:value="13@J4"/>
                <table:filter-set-item table:value="14@J4"/>
                <table:filter-set-item table:value="15@J4"/>
                <table:filter-set-item table:value="16@J4"/>
                <table:filter-set-item table:value="4@J2"/>
                <table:filter-set-item table:value="5@J2"/>
                <table:filter-set-item table:value="5@J4"/>
                <table:filter-set-item table:value="6@J2"/>
                <table:filter-set-item table:value="6@J4"/>
                <table:filter-set-item table:value="7@J2"/>
                <table:filter-set-item table:value="7@J4"/>
                <table:filter-set-item table:value="8@J2"/>
                <table:filter-set-item table:value="8@J4"/>
                <table:filter-set-item table:value="9@J2"/>
                <table:filter-set-item table:value="9@J4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1:34:20.701385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3:31.698864192</meta:creation-date>
    <dc:date>2021-07-01T11:35:49.707397662</dc:date>
    <meta:editing-duration>P1DT48M6S</meta:editing-duration>
    <meta:editing-cycles>118</meta:editing-cycles>
    <meta:generator>LibreOffice/6.4.7.2$Linux_X86_64 LibreOffice_project/40$Build-2</meta:generator>
    <dc:creator>Andrew Gawlik</dc:creator>
    <meta:document-statistic meta:table-count="2" meta:cell-count="403" meta:object-count="0"/>
  </office:meta>
</office:document-meta>
</file>